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212cm" svg:stroke-color="#0072bd" draw:marker-start-width="0.377cm" draw:marker-end-width="0.377cm" draw:stroke-linejoin="round" draw:fill="none" fo:padding-top="0.231cm" fo:padding-bottom="0.231cm" fo:padding-left="0.356cm" fo:padding-right="0.356cm"/>
    </style:style>
    <style:style style:name="gr2" style:family="graphic" style:parent-style-name="standard">
      <style:graphic-properties draw:stroke="dash" draw:stroke-dash="Fine_20_Dashed" svg:stroke-width="0.212cm" svg:stroke-color="#d95319" draw:marker-start-width="0.377cm" draw:marker-end-width="0.377cm" draw:stroke-linejoin="round" draw:fill="none" fo:padding-top="0.231cm" fo:padding-bottom="0.231cm" fo:padding-left="0.356cm" fo:padding-right="0.356cm"/>
    </style:style>
    <style:style style:name="gr3" style:family="graphic" style:parent-style-name="standard">
      <style:graphic-properties draw:stroke="solid" svg:stroke-width="0.106cm" svg:stroke-color="#262626" draw:marker-start-width="0.323cm" draw:marker-end-width="0.323cm" draw:stroke-linejoin="round" draw:fill="none" fo:padding-top="0.178cm" fo:padding-bottom="0.178cm" fo:padding-left="0.303cm" fo:padding-right="0.303cm"/>
    </style:style>
    <style:style style:name="gr4" style:family="graphic" style:parent-style-name="standard">
      <style:graphic-properties draw:stroke="none" draw:fill="none" draw:textarea-horizontal-align="left" draw:auto-grow-width="true" fo:min-height="0.001cm" fo:min-width="0.001cm" fo:padding-top="0cm" fo:padding-bottom="0cm" fo:padding-left="0cm" fo:padding-right="0cm"/>
    </style:style>
    <style:style style:name="gr5" style:family="graphic" style:parent-style-name="standard">
      <style:graphic-properties draw:stroke="none" draw:fill="none" draw:textarea-horizontal-align="center" draw:textarea-vertical-align="middle" draw:auto-grow-width="true" fo:min-height="2.761cm" fo:min-width="41cm" fo:padding-top="0cm" fo:padding-bottom="0cm" fo:padding-left="0cm" fo:padding-right="0cm"/>
    </style:style>
    <style:style style:name="gr6" style:family="graphic" style:parent-style-name="standard">
      <style:graphic-properties draw:stroke="none" draw:fill="none" draw:textarea-horizontal-align="center" draw:textarea-vertical-align="middle" draw:auto-grow-width="true" fo:min-height="2.761cm" fo:min-width="29cm" fo:padding-top="0cm" fo:padding-bottom="0cm" fo:padding-left="0cm" fo:padding-right="0cm"/>
    </style:style>
    <style:style style:name="gr7" style:family="graphic" style:parent-style-name="standard">
      <style:graphic-properties draw:stroke="solid" svg:stroke-width="0.106cm" svg:stroke-color="#262626" draw:marker-start-width="0.323cm" draw:marker-end-width="0.323cm" draw:stroke-linejoin="miter" draw:fill="solid" draw:fill-color="#ffffff" fo:padding-top="0.178cm" fo:padding-bottom="0.178cm" fo:padding-left="0.303cm" fo:padding-right="0.303cm"/>
    </style:style>
    <style:style style:name="gr8" style:family="graphic" style:parent-style-name="standard">
      <style:graphic-properties svg:stroke-width="0.081cm" svg:stroke-color="#000000" draw:marker-start-width="0.322cm" draw:marker-end-width="0.322cm" draw:fill="none" draw:textarea-vertical-align="middle" draw:auto-grow-height="false" fo:min-height="3.46cm" fo:min-width="0cm" fo:padding-top="0.166cm" fo:padding-bottom="0.166cm" fo:padding-left="0.291cm" fo:padding-right="0.291cm"/>
    </style:style>
    <style:style style:name="gr9" style:family="graphic" style:parent-style-name="standard">
      <style:graphic-properties draw:stroke="none" svg:stroke-width="0.106cm" draw:marker-start-width="0.359cm" draw:marker-end-width="0.359cm" draw:fill="none" draw:textarea-horizontal-align="left" draw:auto-grow-width="true" fo:min-height="0.001cm" fo:min-width="0.001cm" fo:padding-top="0cm" fo:padding-bottom="0cm" fo:padding-left="0cm" fo:padding-right="0cm"/>
    </style:style>
    <style:style style:name="gr10" style:family="graphic" style:parent-style-name="standard">
      <style:graphic-properties draw:stroke="none" draw:fill="none" draw:textarea-horizontal-align="left" draw:auto-grow-width="true" fo:min-height="2.008cm" fo:min-width="4.443cm" fo:padding-top="0cm" fo:padding-bottom="0cm" fo:padding-left="0cm" fo:padding-right="0cm"/>
    </style:style>
    <style:style style:name="P1" style:family="paragraph">
      <loext:graphic-properties draw:fill="none"/>
      <style:text-properties style:font-name="CMU Serif" fo:font-size="48pt"/>
    </style:style>
    <style:style style:name="P2" style:family="paragraph">
      <loext:graphic-properties draw:fill="none"/>
    </style:style>
    <style:style style:name="P3" style:family="paragraph">
      <style:paragraph-properties fo:text-align="start"/>
      <style:text-properties style:font-name="CMU Serif" fo:font-size="48pt"/>
    </style:style>
    <style:style style:name="P4" style:family="paragraph">
      <loext:graphic-properties draw:fill="none"/>
      <style:paragraph-properties fo:text-align="start"/>
      <style:text-properties style:font-name="CMU Serif" fo:font-size="48pt"/>
    </style:style>
    <style:style style:name="P5" style:family="paragraph">
      <style:paragraph-properties fo:text-align="start"/>
      <style:text-properties style:font-name="CMU Serif" fo:font-size="66pt" style:font-size-asian="66pt" style:font-size-complex="66pt"/>
    </style:style>
    <style:style style:name="P6" style:family="paragraph">
      <loext:graphic-properties draw:fill="none"/>
      <style:paragraph-properties fo:text-align="start"/>
      <style:text-properties style:font-name="CMU Serif" fo:font-size="66pt" style:font-size-asian="66pt" style:font-size-complex="66pt"/>
    </style:style>
    <style:style style:name="P7" style:family="paragraph">
      <loext:graphic-properties draw:fill="solid" draw:fill-color="#ffffff"/>
      <style:text-properties style:font-name="CMU Serif" fo:font-size="48pt"/>
    </style:style>
    <style:style style:name="P8" style:family="paragraph">
      <loext:graphic-properties draw:fill="none"/>
      <style:paragraph-properties fo:text-align="center"/>
      <style:text-properties fo:font-weight="bold"/>
    </style:style>
    <style:style style:name="P9" style:family="paragraph">
      <style:paragraph-properties fo:text-align="start"/>
    </style:style>
    <style:style style:name="T1" style:family="text">
      <style:text-properties fo:font-variant="normal" fo:text-transform="none" fo:color="#262626" fo:font-style="normal" fo:font-weight="100"/>
    </style:style>
    <style:style style:name="T2" style:family="text">
      <style:text-properties fo:font-variant="normal" fo:text-transform="none" fo:color="#262626" fo:font-size="66pt" fo:language="en" fo:country="US" fo:font-style="normal" fo:font-weight="100" style:font-size-asian="66pt" style:font-size-complex="66pt"/>
    </style:style>
    <style:style style:name="T3" style:family="text">
      <style:text-properties fo:font-variant="normal" fo:text-transform="none" fo:color="#262626" fo:font-size="66pt" fo:font-style="normal" fo:font-weight="100" style:font-size-asian="66pt" style:font-size-complex="66pt"/>
    </style:style>
    <style:style style:name="T4" style:family="text">
      <style:text-properties fo:font-variant="normal" fo:text-transform="none" fo:color="#262626" style:text-position="33% 58%" fo:font-style="normal" fo:font-weight="100"/>
    </style:style>
    <style:style style:name="T5" style:family="text">
      <style:text-properties fo:font-variant="normal" fo:text-transform="none" fo:color="#000000" fo:font-style="normal" fo:font-weight="100"/>
    </style:style>
    <style:style style:name="T6" style:family="text">
      <style:text-properties fo:font-variant="normal" fo:text-transform="none" fo:color="#000000" style:font-name="CMU Serif" fo:font-size="48pt" fo:font-style="normal" fo:font-weight="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40.927cm" svg:height="21.617cm" svg:x="5.644cm" svg:y="2.246cm" svg:viewBox="0 0 40928 21618" draw:points="0,20244 51,18354 102,18004 153,17594 205,17207 256,16870 307,16590 358,16365 409,16189 460,16059 511,15974 563,15930 614,15927 665,15965 716,16045 767,16171 818,16346 870,16576 921,16869 972,17238 1023,17696 1074,18255 1125,18892 1176,19431 1228,19472 1279,18987 1330,18374 1381,17833 1432,17395 1483,17051 1534,16788 1586,16593 1637,16460 1688,16385 1739,16366 1790,16403 1841,16499 1892,16662 1944,16902 1995,17240 2046,17708 2097,18371 2148,19365 2199,20977 2250,21618 2302,19718 2353,18444 2404,17585 2455,16956 2506,16476 2557,16102 2609,15811 2660,15589 2711,15427 2762,15321 2813,15270 2864,15273 2915,15333 2967,15454 3018,15639 3069,15884 3120,16160 3171,16368 3222,16317 3273,15903 3325,15262 3376,14570 3427,13901 3478,13272 3529,12677 3580,12100 3631,11536 3683,8515 3734,10085 3785,9213 3836,7896 3887,4920 3938,5709 3990,8362 4041,9729 4092,10703 4143,11488 4194,12167 4245,12768 4296,13231 4348,13266 4399,12535 4450,11224 4501,9514 4552,6898 4603,3450 4654,7275 4706,8455 4757,9121 4808,9577 4859,9924 4910,10210 4961,10456 5012,10676 5064,10875 5115,11054 5166,11214 5217,11351 5268,11462 5319,11544 5371,11598 5422,11624 5473,11629 5524,11623 5575,11625 5626,11679 5677,12012 5729,0 5780,10512 5831,10723 5882,10763 5933,10762 5984,10750 6035,10737 6087,10729 6138,10726 6189,10730 6240,10742 6291,10762 6342,10789 6393,10824 6445,10866 6496,10914 6547,10969 6598,11029 6649,11094 6700,11164 6751,11238 6803,11317 6854,11400 6905,11488 6956,11584 7007,11692 7058,11820 7110,11980 7161,12197 7212,12482 7263,12162 7314,6056 7365,9381 7416,10421 7468,10845 7519,11093 7570,11268 7621,11410 7672,11534 7723,11650 7774,11763 7826,11876 7877,11992 7928,12112 7979,12238 8030,12370 8081,12507 8132,12652 8184,12802 8235,12958 8286,13120 8337,13284 8388,13450 8439,13614 8491,13772 8542,13917 8593,14042 8644,14137 8695,14192 8746,14196 8797,14141 8849,14021 8900,13834 8951,13581 9002,13262 9053,12874 9104,12406 9155,11835 9207,11112 9258,10126 9309,8543 9360,3733 9411,7583 9462,9551 9513,10619 9565,11347 9616,11891 9667,12316 9718,12656 9769,12929 9820,13145 9871,13314 9923,13442 9974,13536 10025,13600 10076,13640 10127,13662 10178,13670 10230,13667 10281,13658 10332,13645 10383,13630 10434,13616 10485,13603 10536,13594 10588,13589 10639,13590 10690,13597 10741,13610 10792,13632 10843,13663 10894,13703 10946,13755 10997,13821 11048,13900 11099,13997 11150,14112 11201,14244 11252,14390 11304,14532 11355,14626 11406,14591 11457,14329 11508,13808 11559,13089 11611,12246 11662,11306 11713,10239 11764,8931 11815,7018 11866,1018 11917,5930 11969,7615 12020,8494 12071,9072 12122,9497 12173,9834 12224,10115 12275,10359 12327,10579 12378,10782 12429,10974 12480,11159 12531,11340 12582,11520 12633,11700 12685,11882 12736,12066 12787,12252 12838,12441 12889,12633 12940,12825 12992,13018 13043,13207 13094,13391 13145,13565 13196,13724 13247,13863 13298,13978 13350,14066 13401,14124 13452,14153 13503,14156 13554,14137 13605,14101 13656,14052 13708,13995 13759,13935 13810,13872 13861,13811 13912,13752 13963,13697 14014,13647 14066,13602 14117,13562 14168,13529 14219,13501 14270,13480 14321,13464 14372,13453 14424,13447 14475,13443 14526,13437 14577,13423 14628,13385 14679,13285 14731,13013 14782,12112 14833,5352 14884,13175 14935,14241 14986,14620 15037,14864 15089,15087 15140,15323 15191,15583 15242,15873 15293,16199 15344,16562 15395,16959 15447,17372 15498,17755 15549,18016 15600,18061 15651,17886 15702,17580 15753,17238 15805,16910 15856,16613 15907,16353 15958,16128 16009,15935 16060,15770 16112,15629 16163,15511 16214,15413 16265,15332 16316,15268 16367,15218 16418,15181 16470,15156 16521,15143 16572,15140 16623,15148 16674,15164 16725,15191 16776,15225 16828,15269 16879,15321 16930,15381 16981,15449 17032,15525 17083,15606 17134,15693 17186,15784 17237,15875 17288,15963 17339,16043 17390,16108 17441,16152 17492,16167 17544,16147 17595,16087 17646,15987 17697,15848 17748,15674 17799,15468 17851,15229 17902,14957 17953,14641 18004,14263 18055,13785 18106,13132 18157,12116 18209,10017 18260,8116 18311,11841 18362,13292 18413,14139 18464,14672 18515,15010 18567,15228 18618,15373 18669,15476 18720,15555 18771,15621 18822,15683 18873,15743 18925,15803 18976,15864 19027,15927 19078,15990 19129,16053 19180,16114 19232,16174 19283,16231 19334,16284 19385,16332 19436,16376 19487,16416 19538,16451 19590,16483 19641,16513 19692,16540 19743,16567 19794,16593 19845,16619 19896,16646 19948,16674 19999,16704 20050,16734 20101,16764 20152,16796 20203,16827 20254,16857 20306,16886 20357,16914 20408,16939 20459,16962 20510,16983 20561,17001 20612,17016 20664,17029 20715,17040 20766,17048 20817,17055 20868,17060 20919,17064 20971,17067 21022,17068 21073,17069 21124,17069 21175,17070 21226,17072 21277,17076 21329,17085 21380,17099 21431,17123 21482,17158 21533,17209 21584,17281 21635,17378 21687,17504 21738,17652 21789,17782 21840,17754 21891,17314 21942,16334 21993,14921 22045,12985 22096,9011 22147,10386 22198,12341 22249,13233 22300,13790 22352,14195 22403,14517 22454,14794 22505,15043 22556,15278 22607,15505 22658,15731 22710,15958 22761,16189 22812,16425 22863,16666 22914,16909 22965,17153 23016,17390 23068,17612 23119,17809 23170,17968 23221,18080 23272,18141 23323,18152 23374,18123 23426,18065 23477,17989 23528,17905 23579,17821 23630,17741 23681,17667 23733,17603 23784,17548 23835,17502 23886,17465 23937,17437 23988,17417 24039,17404 24091,17398 24142,17397 24193,17402 24244,17410 24295,17422 24346,17438 24397,17455 24449,17475 24500,17495 24551,17517 24602,17539 24653,17561 24704,17582 24755,17603 24807,17622 24858,17640 24909,17655 24960,17668 25011,17678 25062,17685 25113,17690 25165,17692 25216,17691 25267,17688 25318,17683 25369,17677 25420,17671 25472,17665 25523,17661 25574,17657 25625,17656 25676,17658 25727,17662 25778,17671 25830,17683 25881,17698 25932,17718 25983,17741 26034,17769 26085,17799 26136,17834 26188,17874 26239,17922 26290,17984 26341,18086 26392,18362 26443,15525 26494,17539 26546,17719 26597,17788 26648,17824 26699,17844 26750,17856 26801,17863 26853,17867 26904,17869 26955,17871 27006,17873 27057,17876 27108,17881 27159,17887 27211,17896 27262,17906 27313,17918 27364,17932 27415,17946 27466,17961 27517,17975 27569,17989 27620,18001 27671,18011 27722,18020 27773,18025 27824,18028 27875,18029 27927,18026 27978,18022 28029,18015 28080,18008 28131,17999 28182,17990 28233,17981 28285,17973 28336,17966 28387,17961 28438,17957 28489,17955 28540,17955 28592,17957 28643,17961 28694,17967 28745,17974 28796,17983 28847,17993 28898,18005 28950,18016 29001,18029 29052,18042 29103,18054 29154,18067 29205,18080 29256,18092 29308,18104 29359,18115 29410,18126 29461,18136 29512,18145 29563,18154 29614,18162 29666,18169 29717,18176 29768,18183 29819,18188 29870,18193 29921,18198 29973,18202 30024,18206 30075,18210 30126,18213 30177,18217 30228,18220 30279,18224 30331,18228 30382,18233 30433,18237 30484,18242 30535,18248 30586,18253 30637,18259 30689,18265 30740,18270 30791,18275 30842,18280 30893,18283 30944,18284 30995,18282 31047,18275 31098,18258 31149,18206 31200,17819 31251,18595 31302,18444 31353,18408 31405,18392 31456,18383 31507,18378 31558,18376 31609,18375 31660,18375 31712,18376 31763,18379 31814,18382 31865,18386 31916,18391 31967,18396 32018,18402 32070,18408 32121,18414 32172,18420 32223,18426 32274,18432 32325,18437 32376,18442 32428,18447 32479,18451 32530,18455 32581,18459 32632,18463 32683,18466 32734,18470 32786,18474 32837,18478 32888,18483 32939,18488 32990,18493 33041,18498 33093,18503 33144,18508 33195,18513 33246,18517 33297,18521 33348,18525 33399,18527 33451,18529 33502,18530 33553,18530 33604,18530 33655,18529 33706,18528 33757,18526 33809,18524 33860,18523 33911,18521 33962,18520 34013,18520 34064,18520 34115,18521 34167,18523 34218,18526 34269,18529 34320,18533 34371,18538 34422,18544 34474,18550 34525,18556 34576,18563 34627,18571 34678,18579 34729,18587 34780,18595 34832,18604 34883,18613 34934,18622 34985,18632 35036,18642 35087,18652 35138,18662 35190,18671 35241,18681 35292,18689 35343,18697 35394,18703 35445,18707 35496,18710 35548,18709 35599,18706 35650,18700 35701,18691 35752,18679 35803,18664 35854,18645 35906,18624 35957,18599 36008,18571 36059,18539 36110,18503 36161,18458 36213,18400 36264,18315 36315,18171 36366,17852 36417,16687 36468,16231 36519,18669 36571,18848 36622,18851 36673,18842 36724,18837 36775,18837 36826,18843 36877,18852 36929,18863 36980,18876 37031,18889 37082,18901 37133,18913 37184,18923 37235,18931 37287,18938 37338,18942 37389,18945 37440,18947 37491,18947 37542,18946 37594,18945 37645,18944 37696,18942 37747,18942 37798,18941 37849,18942 37900,18943 37952,18944 38003,18947 38054,18950 38105,18954 38156,18957 38207,18961 38258,18965 38310,18969 38361,18973 38412,18977 38463,18981 38514,18985 38565,18988 38616,18992 38668,18996 38719,19001 38770,19006 38821,19011 38872,19017 38923,19024 38975,19031 39026,19039 39077,19047 39128,19055 39179,19063 39230,19071 39281,19078 39333,19085 39384,19090 39435,19094 39486,19098 39537,19100 39588,19100 39639,19100 39691,19099 39742,19097 39793,19095 39844,19093 39895,19090 39946,19088 39997,19086 40049,19085 40100,19085 40151,19085 40202,19086 40253,19087 40304,19089 40355,19092 40407,19094 40458,19096 40509,19098 40560,19100 40611,19102 40662,19103 40714,19104 40765,19105 40816,19106 40867,19107 40918,19109 40928,19109">
          <text:p/>
        </draw:polyline>
        <draw:polyline draw:style-name="gr2" draw:text-style-name="P2" draw:layer="layout" svg:width="40.927cm" svg:height="21.612cm" svg:x="5.644cm" svg:y="3.342cm" svg:viewBox="0 0 40928 21613" draw:points="0,16994 51,15249 102,15246 153,15242 205,15237 256,15231 307,15227 358,15223 409,15222 460,15223 511,15228 563,15235 614,15244 665,15256 716,15269 767,15282 818,15293 870,15302 921,15307 972,15307 1023,15301 1074,15290 1125,15272 1176,15250 1228,15224 1279,15195 1330,15167 1381,15140 1432,15117 1483,15098 1534,15086 1586,15081 1637,15083 1688,15092 1739,15109 1790,15132 1841,15160 1892,15189 1944,15218 1995,15243 2046,15261 2097,15267 2148,15258 2199,15234 2250,15194 2302,15140 2353,15074 2404,15000 2455,14922 2506,14845 2557,14772 2609,14706 2660,14650 2711,14606 2762,14575 2813,14558 2864,14556 2915,14567 2967,14590 3018,14623 3069,14660 3120,14694 3171,14713 3222,14706 3273,14656 3325,14552 3376,14386 3427,14160 3478,13880 3529,13554 3580,13187 3631,12784 3683,10488 3734,11653 3785,10900 3836,9711 3887,6875 3938,7826 3990,10672 4041,12275 4092,13551 4143,14751 4194,16086 4245,18020 4296,19023 4348,16282 4399,14424 4450,12804 4501,11039 4552,8434 4603,5013 4654,8867 4706,10078 4757,10775 4808,11262 4859,11640 4910,11957 4961,12232 5012,12478 5064,12698 5115,12891 5166,13053 5217,13179 5268,13265 5319,13310 5371,13317 5422,13294 5473,13250 5524,13202 5575,13168 5626,13197 5677,13505 5729,1006 5780,11900 5831,12128 5882,12169 5933,12166 5984,12152 6035,12136 6087,12124 6138,12118 6189,12118 6240,12125 6291,12139 6342,12160 6393,12187 6445,12221 6496,12261 6547,12306 6598,12356 6649,12411 6700,12469 6751,12533 6803,12601 6854,12674 6905,12756 6956,12851 7007,12965 7058,13115 7110,13330 7161,13674 7212,14208 7263,13223 7314,6360 7365,9737 7416,10823 7468,11256 7519,11490 7570,11636 7621,11738 7672,11816 7723,11880 7774,11936 7826,11989 7877,12042 7928,12096 7979,12152 8030,12213 8081,12277 8132,12346 8184,12420 8235,12499 8286,12582 8337,12669 8388,12759 8439,12850 8491,12941 8542,13028 8593,13109 8644,13178 8695,13230 8746,13256 8797,13247 8849,13193 8900,13083 8951,12908 9002,12660 9053,12329 9104,11905 9155,11368 9207,10673 9258,9714 9309,8164 9360,3397 9411,7306 9462,9353 9513,10523 9565,11380 9616,12080 9667,12679 9718,13191 9769,13603 9820,13880 9871,13999 9923,13973 9974,13843 10025,13658 10076,13453 10127,13250 10178,13058 10230,12883 10281,12725 10332,12586 10383,12463 10434,12358 10485,12268 10536,12193 10588,12132 10639,12086 10690,12053 10741,12033 10792,12028 10843,12036 10894,12059 10946,12099 10997,12156 11048,12235 11099,12338 11150,12473 11201,12646 11252,12872 11304,13166 11355,13548 11406,14016 11457,14403 11508,14145 11559,13131 11611,11922 11662,10716 11713,9472 11764,8046 11815,6054 11866,0 11917,4875 11969,6536 12020,7400 12071,7970 12122,8394 12173,8733 12224,9020 12275,9273 12327,9505 12378,9722 12429,9932 12480,10137 12531,10341 12582,10546 12633,10754 12685,10966 12736,11184 12787,11407 12838,11637 12889,11871 12940,12110 12992,12351 13043,12589 13094,12820 13145,13035 13196,13225 13247,13382 13298,13496 13350,13564 13401,13587 13452,13571 13503,13525 13554,13459 13605,13380 13656,13296 13708,13211 13759,13130 13810,13053 13861,12983 13912,12920 13963,12864 14014,12816 14066,12775 14117,12741 14168,12714 14219,12694 14270,12679 14321,12668 14372,12660 14424,12652 14475,12639 14526,12614 14577,12563 14628,12460 14679,12247 14731,11782 14782,10582 14833,3571 14884,11728 14935,13468 14986,14315 15037,14825 15089,15214 15140,15569 15191,15925 15242,16289 15293,16648 15344,16964 15395,17175 15447,17224 15498,17110 15549,16885 15600,16616 15651,16344 15702,16092 15753,15868 15805,15672 15856,15504 15907,15362 15958,15243 16009,15144 16060,15064 16112,15000 16163,14950 16214,14912 16265,14883 16316,14862 16367,14847 16418,14834 16470,14821 16521,14807 16572,14787 16623,14760 16674,14724 16725,14676 16776,14615 16828,14540 16879,14451 16930,14350 16981,14236 17032,14113 17083,13981 17134,13842 17186,13699 17237,13553 17288,13406 17339,13258 17390,13111 17441,12964 17492,12819 17544,12674 17595,12530 17646,12385 17697,12239 17748,12087 17799,11928 17851,11756 17902,11562 17953,11336 18004,11056 18055,10686 18106,10152 18157,9274 18209,7340 18260,5643 18311,9617 18362,11353 18413,12488 18464,13258 18515,13754 18567,14057 18618,14242 18669,14369 18720,14470 18771,14565 18822,14662 18873,14766 18925,14878 18976,14996 19027,15119 19078,15244 19129,15369 19180,15490 19232,15603 19283,15707 19334,15798 19385,15876 19436,15941 19487,15994 19538,16038 19590,16075 19641,16107 19692,16138 19743,16170 19794,16202 19845,16237 19896,16273 19948,16311 19999,16349 20050,16385 20101,16417 20152,16443 20203,16461 20254,16469 20306,16466 20357,16452 20408,16427 20459,16392 20510,16348 20561,16297 20612,16240 20664,16179 20715,16115 20766,16049 20817,15982 20868,15914 20919,15846 20971,15777 21022,15709 21073,15641 21124,15575 21175,15510 21226,15449 21277,15390 21329,15334 21380,15282 21431,15230 21482,15177 21533,15115 21584,15031 21635,14909 21687,14720 21738,14434 21789,14023 21840,13467 21891,12756 21942,11865 21993,10718 22045,9059 22096,5315 22147,6873 22198,8970 22249,9972 22300,10615 22352,11087 22403,11463 22454,11781 22505,12062 22556,12322 22607,12568 22658,12808 22710,13047 22761,13288 22812,13535 22863,13790 22914,14057 22965,14338 23016,14635 23068,14952 23119,15293 23170,15661 23221,16061 23272,16500 23323,16985 23374,17528 23426,18138 23477,18821 23528,19551 23579,20196 23630,20463 23681,20258 23733,19856 23784,19465 23835,19144 23886,18894 23937,18706 23988,18570 24039,18476 24091,18419 24142,18393 24193,18395 24244,18421 24295,18469 24346,18538 24397,18627 24449,18734 24500,18860 24551,19005 24602,19168 24653,19349 24704,19547 24755,19758 24807,19978 24858,20193 24909,20387 24960,20535 25011,20612 25062,20603 25113,20512 25165,20361 25216,20176 25267,19980 25318,19790 25369,19615 25420,19462 25472,19333 25523,19229 25574,19152 25625,19101 25676,19076 25727,19079 25778,19110 25830,19168 25881,19255 25932,19369 25983,19507 26034,19664 26085,19820 26136,19937 26188,19938 26239,19708 26290,19126 26341,18063 26392,16065 26443,11212 26494,16486 26546,17891 26597,18601 26648,18969 26699,19141 26750,19201 26801,19206 26853,19191 26904,19176 26955,19173 27006,19189 27057,19229 27108,19294 27159,19387 27211,19508 27262,19657 27313,19828 27364,20014 27415,20198 27466,20352 27517,20438 27569,20423 27620,20298 27671,20086 27722,19824 27773,19545 27824,19272 27875,19015 27927,18781 27978,18571 28029,18386 28080,18225 28131,18087 28182,17970 28233,17874 28285,17798 28336,17739 28387,17698 28438,17674 28489,17666 28540,17674 28592,17696 28643,17733 28694,17783 28745,17848 28796,17926 28847,18017 28898,18121 28950,18238 29001,18367 29052,18510 29103,18665 29154,18834 29205,19016 29256,19213 29308,19424 29359,19652 29410,19895 29461,20154 29512,20428 29563,20711 29614,20994 29666,21257 29717,21470 29768,21597 29819,21613 29870,21517 29921,21341 29973,21121 30024,20888 30075,20662 30126,20454 30177,20269 30228,20110 30279,19976 30331,19870 30382,19791 30433,19739 30484,19715 30535,19719 30586,19752 30637,19813 30689,19899 30740,20002 30791,20102 30842,20150 30893,20064 30944,19744 30995,19144 31047,18279 31098,17133 31149,15475 31200,11632 31251,13550 31302,15692 31353,16796 31405,17558 31456,18151 31507,18635 31558,19033 31609,19350 31660,19585 31712,19739 31763,19824 31814,19855 31865,19851 31916,19826 31967,19795 32018,19766 32070,19744 32121,19732 32172,19731 32223,19743 32274,19766 32325,19799 32376,19840 32428,19888 32479,19940 32530,19992 32581,20043 32632,20090 32683,20131 32734,20164 32786,20190 32837,20208 32888,20221 32939,20229 32990,20237 33041,20247 33093,20260 33144,20280 33195,20309 33246,20348 33297,20399 33348,20463 33399,20539 33451,20628 33502,20728 33553,20840 33604,20958 33655,21079 33706,21198 33757,21306 33809,21397 33860,21460 33911,21489 33962,21484 34013,21444 34064,21376 34115,21286 34167,21183 34218,21075 34269,20965 34320,20859 34371,20758 34422,20664 34474,20578 34525,20499 34576,20428 34627,20363 34678,20304 34729,20251 34780,20203 34832,20160 34883,20121 34934,20088 34985,20059 35036,20036 35087,20020 35138,20011 35190,20009 35241,20016 35292,20033 35343,20061 35394,20100 35445,20151 35496,20216 35548,20292 35599,20381 35650,20478 35701,20581 35752,20680 35803,20764 35854,20816 35906,20814 35957,20738 36008,20576 36059,20324 36110,19991 36161,19584 36213,19098 36264,18510 36315,17753 36366,16642 36417,14406 36468,13103 36519,16666 36571,18290 36622,19415 36673,20250 36724,20817 36775,21119 36826,21213 36877,21185 36929,21108 36980,21020 37031,20942 37082,20880 37133,20834 37184,20806 37235,20793 37287,20792 37338,20804 37389,20824 37440,20850 37491,20881 37542,20913 37594,20945 37645,20976 37696,21004 37747,21027 37798,21046 37849,21061 37900,21071 37952,21078 38003,21083 38054,21085 38105,21088 38156,21089 38207,21091 38258,21094 38310,21098 38361,21102 38412,21107 38463,21113 38514,21118 38565,21123 38616,21127 38668,21130 38719,21132 38770,21133 38821,21133 38872,21132 38923,21132 38975,21131 39026,21131 39077,21132 39128,21135 39179,21140 39230,21147 39281,21157 39333,21168 39384,21182 39435,21199 39486,21216 39537,21235 39588,21255 39639,21275 39691,21294 39742,21313 39793,21330 39844,21345 39895,21359 39946,21371 39997,21381 40049,21389 40100,21396 40151,21402 40202,21406 40253,21411 40304,21415 40355,21418 40407,21422 40458,21426 40509,21430 40560,21434 40611,21438 40662,21442 40714,21446 40765,21449 40816,21452 40867,21456 40918,21459 40928,21460">
          <text:p/>
        </draw:polyline>
        <draw:line draw:style-name="gr3" draw:text-style-name="P1" draw:layer="layout" svg:x1="5.644cm" svg:y1="29.044cm" svg:x2="46.566cm" svg:y2="29.044cm">
          <text:p/>
        </draw:line>
        <draw:line draw:style-name="gr3" draw:text-style-name="P1" draw:layer="layout" svg:x1="5.644cm" svg:y1="0.081cm" svg:x2="46.566cm" svg:y2="0.081cm">
          <text:p/>
        </draw:line>
        <draw:line draw:style-name="gr3" draw:text-style-name="P1" draw:layer="layout" svg:x1="5.644cm" svg:y1="29.044cm" svg:x2="5.644cm" svg:y2="28.635cm">
          <text:p/>
        </draw:line>
        <draw:line draw:style-name="gr3" draw:text-style-name="P1" draw:layer="layout" svg:x1="15.874cm" svg:y1="29.044cm" svg:x2="15.874cm" svg:y2="28.635cm">
          <text:p/>
        </draw:line>
        <draw:line draw:style-name="gr3" draw:text-style-name="P1" draw:layer="layout" svg:x1="26.105cm" svg:y1="29.044cm" svg:x2="26.105cm" svg:y2="28.635cm">
          <text:p/>
        </draw:line>
        <draw:line draw:style-name="gr3" draw:text-style-name="P1" draw:layer="layout" svg:x1="36.336cm" svg:y1="29.044cm" svg:x2="36.336cm" svg:y2="28.635cm">
          <text:p/>
        </draw:line>
        <draw:line draw:style-name="gr3" draw:text-style-name="P1" draw:layer="layout" svg:x1="46.566cm" svg:y1="29.044cm" svg:x2="46.566cm" svg:y2="28.635cm">
          <text:p/>
        </draw:line>
        <draw:line draw:style-name="gr3" draw:text-style-name="P1" draw:layer="layout" svg:x1="5.644cm" svg:y1="0.081cm" svg:x2="5.644cm" svg:y2="0.49cm">
          <text:p/>
        </draw:line>
        <draw:line draw:style-name="gr3" draw:text-style-name="P1" draw:layer="layout" svg:x1="15.874cm" svg:y1="0.081cm" svg:x2="15.874cm" svg:y2="0.49cm">
          <text:p/>
        </draw:line>
        <draw:line draw:style-name="gr3" draw:text-style-name="P1" draw:layer="layout" svg:x1="26.105cm" svg:y1="0.081cm" svg:x2="26.105cm" svg:y2="0.49cm">
          <text:p/>
        </draw:line>
        <draw:line draw:style-name="gr3" draw:text-style-name="P1" draw:layer="layout" svg:x1="36.336cm" svg:y1="0.081cm" svg:x2="36.336cm" svg:y2="0.49cm">
          <text:p/>
        </draw:line>
        <draw:line draw:style-name="gr3" draw:text-style-name="P1" draw:layer="layout" svg:x1="46.566cm" svg:y1="0.081cm" svg:x2="46.566cm" svg:y2="0.49cm">
          <text:p/>
        </draw:line>
        <draw:line draw:style-name="gr3" draw:text-style-name="P1" draw:layer="layout" svg:x1="5.644cm" svg:y1="29.044cm" svg:x2="5.644cm" svg:y2="0.081cm">
          <text:p/>
        </draw:line>
        <draw:line draw:style-name="gr3" draw:text-style-name="P1" draw:layer="layout" svg:x1="46.566cm" svg:y1="29.044cm" svg:x2="46.566cm" svg:y2="0.081cm">
          <text:p/>
        </draw:line>
        <draw:line draw:style-name="gr3" draw:text-style-name="P1" draw:layer="layout" svg:x1="5.644cm" svg:y1="17.459cm" svg:x2="6.053cm" svg:y2="17.459cm">
          <text:p/>
        </draw:line>
        <draw:line draw:style-name="gr3" draw:text-style-name="P1" draw:layer="layout" svg:x1="5.644cm" svg:y1="5.874cm" svg:x2="6.053cm" svg:y2="5.874cm">
          <text:p/>
        </draw:line>
        <draw:line draw:style-name="gr3" draw:text-style-name="P1" draw:layer="layout" svg:x1="46.566cm" svg:y1="17.459cm" svg:x2="46.157cm" svg:y2="17.459cm">
          <text:p/>
        </draw:line>
        <draw:line draw:style-name="gr3" draw:text-style-name="P1" draw:layer="layout" svg:x1="46.566cm" svg:y1="5.874cm" svg:x2="46.157cm" svg:y2="5.874cm">
          <text:p/>
        </draw:line>
        <draw:line draw:style-name="gr3" draw:text-style-name="P1" draw:layer="layout" svg:x1="5.644cm" svg:y1="29.044cm" svg:x2="5.849cm" svg:y2="29.044cm">
          <text:p/>
        </draw:line>
        <draw:line draw:style-name="gr3" draw:text-style-name="P1" draw:layer="layout" svg:x1="5.644cm" svg:y1="27.3cm" svg:x2="5.849cm" svg:y2="27.3cm">
          <text:p/>
        </draw:line>
        <draw:line draw:style-name="gr3" draw:text-style-name="P1" draw:layer="layout" svg:x1="5.644cm" svg:y1="26.28cm" svg:x2="5.849cm" svg:y2="26.28cm">
          <text:p/>
        </draw:line>
        <draw:line draw:style-name="gr3" draw:text-style-name="P1" draw:layer="layout" svg:x1="5.644cm" svg:y1="25.557cm" svg:x2="5.849cm" svg:y2="25.557cm">
          <text:p/>
        </draw:line>
        <draw:line draw:style-name="gr3" draw:text-style-name="P1" draw:layer="layout" svg:x1="5.644cm" svg:y1="24.995cm" svg:x2="5.849cm" svg:y2="24.995cm">
          <text:p/>
        </draw:line>
        <draw:line draw:style-name="gr3" draw:text-style-name="P1" draw:layer="layout" svg:x1="5.644cm" svg:y1="24.537cm" svg:x2="5.849cm" svg:y2="24.537cm">
          <text:p/>
        </draw:line>
        <draw:line draw:style-name="gr3" draw:text-style-name="P1" draw:layer="layout" svg:x1="5.644cm" svg:y1="24.149cm" svg:x2="5.849cm" svg:y2="24.149cm">
          <text:p/>
        </draw:line>
        <draw:line draw:style-name="gr3" draw:text-style-name="P1" draw:layer="layout" svg:x1="5.644cm" svg:y1="23.813cm" svg:x2="5.849cm" svg:y2="23.813cm">
          <text:p/>
        </draw:line>
        <draw:line draw:style-name="gr3" draw:text-style-name="P1" draw:layer="layout" svg:x1="5.644cm" svg:y1="23.517cm" svg:x2="5.849cm" svg:y2="23.517cm">
          <text:p/>
        </draw:line>
        <draw:line draw:style-name="gr3" draw:text-style-name="P1" draw:layer="layout" svg:x1="5.644cm" svg:y1="23.252cm" svg:x2="5.849cm" svg:y2="23.252cm">
          <text:p/>
        </draw:line>
        <draw:line draw:style-name="gr3" draw:text-style-name="P1" draw:layer="layout" svg:x1="5.644cm" svg:y1="21.508cm" svg:x2="5.849cm" svg:y2="21.508cm">
          <text:p/>
        </draw:line>
        <draw:line draw:style-name="gr3" draw:text-style-name="P1" draw:layer="layout" svg:x1="5.644cm" svg:y1="20.488cm" svg:x2="5.849cm" svg:y2="20.488cm">
          <text:p/>
        </draw:line>
        <draw:line draw:style-name="gr3" draw:text-style-name="P1" draw:layer="layout" svg:x1="5.644cm" svg:y1="19.764cm" svg:x2="5.849cm" svg:y2="19.764cm">
          <text:p/>
        </draw:line>
        <draw:line draw:style-name="gr3" draw:text-style-name="P1" draw:layer="layout" svg:x1="5.644cm" svg:y1="19.203cm" svg:x2="5.849cm" svg:y2="19.203cm">
          <text:p/>
        </draw:line>
        <draw:line draw:style-name="gr3" draw:text-style-name="P1" draw:layer="layout" svg:x1="5.644cm" svg:y1="18.744cm" svg:x2="5.849cm" svg:y2="18.744cm">
          <text:p/>
        </draw:line>
        <draw:line draw:style-name="gr3" draw:text-style-name="P1" draw:layer="layout" svg:x1="5.644cm" svg:y1="18.356cm" svg:x2="5.849cm" svg:y2="18.356cm">
          <text:p/>
        </draw:line>
        <draw:line draw:style-name="gr3" draw:text-style-name="P1" draw:layer="layout" svg:x1="5.644cm" svg:y1="18.02cm" svg:x2="5.849cm" svg:y2="18.02cm">
          <text:p/>
        </draw:line>
        <draw:line draw:style-name="gr3" draw:text-style-name="P1" draw:layer="layout" svg:x1="5.644cm" svg:y1="17.724cm" svg:x2="5.849cm" svg:y2="17.724cm">
          <text:p/>
        </draw:line>
        <draw:line draw:style-name="gr3" draw:text-style-name="P1" draw:layer="layout" svg:x1="5.644cm" svg:y1="17.459cm" svg:x2="5.849cm" svg:y2="17.459cm">
          <text:p/>
        </draw:line>
        <draw:line draw:style-name="gr3" draw:text-style-name="P1" draw:layer="layout" svg:x1="5.644cm" svg:y1="17.459cm" svg:x2="5.849cm" svg:y2="17.459cm">
          <text:p/>
        </draw:line>
        <draw:line draw:style-name="gr3" draw:text-style-name="P1" draw:layer="layout" svg:x1="5.644cm" svg:y1="15.715cm" svg:x2="5.849cm" svg:y2="15.715cm">
          <text:p/>
        </draw:line>
        <draw:line draw:style-name="gr3" draw:text-style-name="P1" draw:layer="layout" svg:x1="5.644cm" svg:y1="14.695cm" svg:x2="5.849cm" svg:y2="14.695cm">
          <text:p/>
        </draw:line>
        <draw:line draw:style-name="gr3" draw:text-style-name="P1" draw:layer="layout" svg:x1="5.644cm" svg:y1="13.971cm" svg:x2="5.849cm" svg:y2="13.971cm">
          <text:p/>
        </draw:line>
        <draw:line draw:style-name="gr3" draw:text-style-name="P1" draw:layer="layout" svg:x1="5.644cm" svg:y1="13.41cm" svg:x2="5.849cm" svg:y2="13.41cm">
          <text:p/>
        </draw:line>
        <draw:line draw:style-name="gr3" draw:text-style-name="P1" draw:layer="layout" svg:x1="5.644cm" svg:y1="12.951cm" svg:x2="5.849cm" svg:y2="12.951cm">
          <text:p/>
        </draw:line>
        <draw:line draw:style-name="gr3" draw:text-style-name="P1" draw:layer="layout" svg:x1="5.644cm" svg:y1="12.564cm" svg:x2="5.849cm" svg:y2="12.564cm">
          <text:p/>
        </draw:line>
        <draw:line draw:style-name="gr3" draw:text-style-name="P1" draw:layer="layout" svg:x1="5.644cm" svg:y1="12.228cm" svg:x2="5.849cm" svg:y2="12.228cm">
          <text:p/>
        </draw:line>
        <draw:line draw:style-name="gr3" draw:text-style-name="P1" draw:layer="layout" svg:x1="5.644cm" svg:y1="11.931cm" svg:x2="5.849cm" svg:y2="11.931cm">
          <text:p/>
        </draw:line>
        <draw:line draw:style-name="gr3" draw:text-style-name="P1" draw:layer="layout" svg:x1="5.644cm" svg:y1="11.666cm" svg:x2="5.849cm" svg:y2="11.666cm">
          <text:p/>
        </draw:line>
        <draw:line draw:style-name="gr3" draw:text-style-name="P1" draw:layer="layout" svg:x1="5.644cm" svg:y1="9.923cm" svg:x2="5.849cm" svg:y2="9.923cm">
          <text:p/>
        </draw:line>
        <draw:line draw:style-name="gr3" draw:text-style-name="P1" draw:layer="layout" svg:x1="5.644cm" svg:y1="8.903cm" svg:x2="5.849cm" svg:y2="8.903cm">
          <text:p/>
        </draw:line>
        <draw:line draw:style-name="gr3" draw:text-style-name="P1" draw:layer="layout" svg:x1="5.644cm" svg:y1="8.179cm" svg:x2="5.849cm" svg:y2="8.179cm">
          <text:p/>
        </draw:line>
        <draw:line draw:style-name="gr3" draw:text-style-name="P1" draw:layer="layout" svg:x1="5.644cm" svg:y1="7.617cm" svg:x2="5.849cm" svg:y2="7.617cm">
          <text:p/>
        </draw:line>
        <draw:line draw:style-name="gr3" draw:text-style-name="P1" draw:layer="layout" svg:x1="5.644cm" svg:y1="7.159cm" svg:x2="5.849cm" svg:y2="7.159cm">
          <text:p/>
        </draw:line>
        <draw:line draw:style-name="gr3" draw:text-style-name="P1" draw:layer="layout" svg:x1="5.644cm" svg:y1="6.771cm" svg:x2="5.849cm" svg:y2="6.771cm">
          <text:p/>
        </draw:line>
        <draw:line draw:style-name="gr3" draw:text-style-name="P1" draw:layer="layout" svg:x1="5.644cm" svg:y1="6.435cm" svg:x2="5.849cm" svg:y2="6.435cm">
          <text:p/>
        </draw:line>
        <draw:line draw:style-name="gr3" draw:text-style-name="P1" draw:layer="layout" svg:x1="5.644cm" svg:y1="6.139cm" svg:x2="5.849cm" svg:y2="6.139cm">
          <text:p/>
        </draw:line>
        <draw:line draw:style-name="gr3" draw:text-style-name="P1" draw:layer="layout" svg:x1="5.644cm" svg:y1="5.874cm" svg:x2="5.849cm" svg:y2="5.874cm">
          <text:p/>
        </draw:line>
        <draw:line draw:style-name="gr3" draw:text-style-name="P1" draw:layer="layout" svg:x1="5.644cm" svg:y1="4.13cm" svg:x2="5.849cm" svg:y2="4.13cm">
          <text:p/>
        </draw:line>
        <draw:line draw:style-name="gr3" draw:text-style-name="P1" draw:layer="layout" svg:x1="5.644cm" svg:y1="3.11cm" svg:x2="5.849cm" svg:y2="3.11cm">
          <text:p/>
        </draw:line>
        <draw:line draw:style-name="gr3" draw:text-style-name="P1" draw:layer="layout" svg:x1="5.644cm" svg:y1="2.386cm" svg:x2="5.849cm" svg:y2="2.386cm">
          <text:p/>
        </draw:line>
        <draw:line draw:style-name="gr3" draw:text-style-name="P1" draw:layer="layout" svg:x1="5.644cm" svg:y1="1.825cm" svg:x2="5.849cm" svg:y2="1.825cm">
          <text:p/>
        </draw:line>
        <draw:line draw:style-name="gr3" draw:text-style-name="P1" draw:layer="layout" svg:x1="5.644cm" svg:y1="1.366cm" svg:x2="5.849cm" svg:y2="1.366cm">
          <text:p/>
        </draw:line>
        <draw:line draw:style-name="gr3" draw:text-style-name="P1" draw:layer="layout" svg:x1="5.644cm" svg:y1="0.978cm" svg:x2="5.849cm" svg:y2="0.978cm">
          <text:p/>
        </draw:line>
        <draw:line draw:style-name="gr3" draw:text-style-name="P1" draw:layer="layout" svg:x1="5.644cm" svg:y1="0.642cm" svg:x2="5.849cm" svg:y2="0.642cm">
          <text:p/>
        </draw:line>
        <draw:line draw:style-name="gr3" draw:text-style-name="P1" draw:layer="layout" svg:x1="5.644cm" svg:y1="0.346cm" svg:x2="5.849cm" svg:y2="0.346cm">
          <text:p/>
        </draw:line>
        <draw:line draw:style-name="gr3" draw:text-style-name="P1" draw:layer="layout" svg:x1="5.644cm" svg:y1="0.081cm" svg:x2="5.849cm" svg:y2="0.081cm">
          <text:p/>
        </draw:line>
        <draw:line draw:style-name="gr3" draw:text-style-name="P1" draw:layer="layout" svg:x1="46.567cm" svg:y1="29.044cm" svg:x2="46.362cm" svg:y2="29.044cm">
          <text:p/>
        </draw:line>
        <draw:line draw:style-name="gr3" draw:text-style-name="P1" draw:layer="layout" svg:x1="46.567cm" svg:y1="27.3cm" svg:x2="46.362cm" svg:y2="27.3cm">
          <text:p/>
        </draw:line>
        <draw:line draw:style-name="gr3" draw:text-style-name="P1" draw:layer="layout" svg:x1="46.567cm" svg:y1="26.28cm" svg:x2="46.362cm" svg:y2="26.28cm">
          <text:p/>
        </draw:line>
        <draw:line draw:style-name="gr3" draw:text-style-name="P1" draw:layer="layout" svg:x1="46.567cm" svg:y1="25.557cm" svg:x2="46.362cm" svg:y2="25.557cm">
          <text:p/>
        </draw:line>
        <draw:line draw:style-name="gr3" draw:text-style-name="P1" draw:layer="layout" svg:x1="46.567cm" svg:y1="24.995cm" svg:x2="46.362cm" svg:y2="24.995cm">
          <text:p/>
        </draw:line>
        <draw:line draw:style-name="gr3" draw:text-style-name="P1" draw:layer="layout" svg:x1="46.567cm" svg:y1="24.537cm" svg:x2="46.362cm" svg:y2="24.537cm">
          <text:p/>
        </draw:line>
        <draw:line draw:style-name="gr3" draw:text-style-name="P1" draw:layer="layout" svg:x1="46.567cm" svg:y1="24.149cm" svg:x2="46.362cm" svg:y2="24.149cm">
          <text:p/>
        </draw:line>
        <draw:line draw:style-name="gr3" draw:text-style-name="P1" draw:layer="layout" svg:x1="46.567cm" svg:y1="23.813cm" svg:x2="46.362cm" svg:y2="23.813cm">
          <text:p/>
        </draw:line>
        <draw:line draw:style-name="gr3" draw:text-style-name="P1" draw:layer="layout" svg:x1="46.567cm" svg:y1="23.517cm" svg:x2="46.362cm" svg:y2="23.517cm">
          <text:p/>
        </draw:line>
        <draw:line draw:style-name="gr3" draw:text-style-name="P1" draw:layer="layout" svg:x1="46.567cm" svg:y1="23.252cm" svg:x2="46.362cm" svg:y2="23.252cm">
          <text:p/>
        </draw:line>
        <draw:line draw:style-name="gr3" draw:text-style-name="P1" draw:layer="layout" svg:x1="46.567cm" svg:y1="21.508cm" svg:x2="46.362cm" svg:y2="21.508cm">
          <text:p/>
        </draw:line>
        <draw:line draw:style-name="gr3" draw:text-style-name="P1" draw:layer="layout" svg:x1="46.567cm" svg:y1="20.488cm" svg:x2="46.362cm" svg:y2="20.488cm">
          <text:p/>
        </draw:line>
        <draw:line draw:style-name="gr3" draw:text-style-name="P1" draw:layer="layout" svg:x1="46.567cm" svg:y1="19.764cm" svg:x2="46.362cm" svg:y2="19.764cm">
          <text:p/>
        </draw:line>
        <draw:line draw:style-name="gr3" draw:text-style-name="P1" draw:layer="layout" svg:x1="46.567cm" svg:y1="19.203cm" svg:x2="46.362cm" svg:y2="19.203cm">
          <text:p/>
        </draw:line>
        <draw:line draw:style-name="gr3" draw:text-style-name="P1" draw:layer="layout" svg:x1="46.567cm" svg:y1="18.744cm" svg:x2="46.362cm" svg:y2="18.744cm">
          <text:p/>
        </draw:line>
        <draw:line draw:style-name="gr3" draw:text-style-name="P1" draw:layer="layout" svg:x1="46.567cm" svg:y1="18.356cm" svg:x2="46.362cm" svg:y2="18.356cm">
          <text:p/>
        </draw:line>
        <draw:line draw:style-name="gr3" draw:text-style-name="P1" draw:layer="layout" svg:x1="46.567cm" svg:y1="18.02cm" svg:x2="46.362cm" svg:y2="18.02cm">
          <text:p/>
        </draw:line>
        <draw:line draw:style-name="gr3" draw:text-style-name="P1" draw:layer="layout" svg:x1="46.567cm" svg:y1="17.724cm" svg:x2="46.362cm" svg:y2="17.724cm">
          <text:p/>
        </draw:line>
        <draw:line draw:style-name="gr3" draw:text-style-name="P1" draw:layer="layout" svg:x1="46.567cm" svg:y1="17.459cm" svg:x2="46.362cm" svg:y2="17.459cm">
          <text:p/>
        </draw:line>
        <draw:line draw:style-name="gr3" draw:text-style-name="P1" draw:layer="layout" svg:x1="46.567cm" svg:y1="17.459cm" svg:x2="46.362cm" svg:y2="17.459cm">
          <text:p/>
        </draw:line>
        <draw:line draw:style-name="gr3" draw:text-style-name="P1" draw:layer="layout" svg:x1="46.567cm" svg:y1="15.715cm" svg:x2="46.362cm" svg:y2="15.715cm">
          <text:p/>
        </draw:line>
        <draw:line draw:style-name="gr3" draw:text-style-name="P1" draw:layer="layout" svg:x1="46.567cm" svg:y1="14.695cm" svg:x2="46.362cm" svg:y2="14.695cm">
          <text:p/>
        </draw:line>
        <draw:line draw:style-name="gr3" draw:text-style-name="P1" draw:layer="layout" svg:x1="46.567cm" svg:y1="13.971cm" svg:x2="46.362cm" svg:y2="13.971cm">
          <text:p/>
        </draw:line>
        <draw:line draw:style-name="gr3" draw:text-style-name="P1" draw:layer="layout" svg:x1="46.567cm" svg:y1="13.41cm" svg:x2="46.362cm" svg:y2="13.41cm">
          <text:p/>
        </draw:line>
        <draw:line draw:style-name="gr3" draw:text-style-name="P1" draw:layer="layout" svg:x1="46.567cm" svg:y1="12.951cm" svg:x2="46.362cm" svg:y2="12.951cm">
          <text:p/>
        </draw:line>
        <draw:line draw:style-name="gr3" draw:text-style-name="P1" draw:layer="layout" svg:x1="46.567cm" svg:y1="12.564cm" svg:x2="46.362cm" svg:y2="12.564cm">
          <text:p/>
        </draw:line>
        <draw:line draw:style-name="gr3" draw:text-style-name="P1" draw:layer="layout" svg:x1="46.567cm" svg:y1="12.228cm" svg:x2="46.362cm" svg:y2="12.228cm">
          <text:p/>
        </draw:line>
        <draw:line draw:style-name="gr3" draw:text-style-name="P1" draw:layer="layout" svg:x1="46.567cm" svg:y1="11.931cm" svg:x2="46.362cm" svg:y2="11.931cm">
          <text:p/>
        </draw:line>
        <draw:line draw:style-name="gr3" draw:text-style-name="P1" draw:layer="layout" svg:x1="46.567cm" svg:y1="11.666cm" svg:x2="46.362cm" svg:y2="11.666cm">
          <text:p/>
        </draw:line>
        <draw:line draw:style-name="gr3" draw:text-style-name="P1" draw:layer="layout" svg:x1="46.567cm" svg:y1="9.923cm" svg:x2="46.362cm" svg:y2="9.923cm">
          <text:p/>
        </draw:line>
        <draw:line draw:style-name="gr3" draw:text-style-name="P1" draw:layer="layout" svg:x1="46.567cm" svg:y1="8.903cm" svg:x2="46.362cm" svg:y2="8.903cm">
          <text:p/>
        </draw:line>
        <draw:line draw:style-name="gr3" draw:text-style-name="P1" draw:layer="layout" svg:x1="46.567cm" svg:y1="8.179cm" svg:x2="46.362cm" svg:y2="8.179cm">
          <text:p/>
        </draw:line>
        <draw:line draw:style-name="gr3" draw:text-style-name="P1" draw:layer="layout" svg:x1="46.567cm" svg:y1="7.617cm" svg:x2="46.362cm" svg:y2="7.617cm">
          <text:p/>
        </draw:line>
        <draw:line draw:style-name="gr3" draw:text-style-name="P1" draw:layer="layout" svg:x1="46.567cm" svg:y1="7.159cm" svg:x2="46.362cm" svg:y2="7.159cm">
          <text:p/>
        </draw:line>
        <draw:line draw:style-name="gr3" draw:text-style-name="P1" draw:layer="layout" svg:x1="46.567cm" svg:y1="6.771cm" svg:x2="46.362cm" svg:y2="6.771cm">
          <text:p/>
        </draw:line>
        <draw:line draw:style-name="gr3" draw:text-style-name="P1" draw:layer="layout" svg:x1="46.567cm" svg:y1="6.435cm" svg:x2="46.362cm" svg:y2="6.435cm">
          <text:p/>
        </draw:line>
        <draw:line draw:style-name="gr3" draw:text-style-name="P1" draw:layer="layout" svg:x1="46.567cm" svg:y1="6.139cm" svg:x2="46.362cm" svg:y2="6.139cm">
          <text:p/>
        </draw:line>
        <draw:line draw:style-name="gr3" draw:text-style-name="P1" draw:layer="layout" svg:x1="46.567cm" svg:y1="5.874cm" svg:x2="46.362cm" svg:y2="5.874cm">
          <text:p/>
        </draw:line>
        <draw:line draw:style-name="gr3" draw:text-style-name="P1" draw:layer="layout" svg:x1="46.567cm" svg:y1="4.13cm" svg:x2="46.362cm" svg:y2="4.13cm">
          <text:p/>
        </draw:line>
        <draw:line draw:style-name="gr3" draw:text-style-name="P1" draw:layer="layout" svg:x1="46.567cm" svg:y1="3.11cm" svg:x2="46.362cm" svg:y2="3.11cm">
          <text:p/>
        </draw:line>
        <draw:line draw:style-name="gr3" draw:text-style-name="P1" draw:layer="layout" svg:x1="46.567cm" svg:y1="2.386cm" svg:x2="46.362cm" svg:y2="2.386cm">
          <text:p/>
        </draw:line>
        <draw:line draw:style-name="gr3" draw:text-style-name="P1" draw:layer="layout" svg:x1="46.567cm" svg:y1="1.825cm" svg:x2="46.362cm" svg:y2="1.825cm">
          <text:p/>
        </draw:line>
        <draw:line draw:style-name="gr3" draw:text-style-name="P1" draw:layer="layout" svg:x1="46.567cm" svg:y1="1.366cm" svg:x2="46.362cm" svg:y2="1.366cm">
          <text:p/>
        </draw:line>
        <draw:line draw:style-name="gr3" draw:text-style-name="P1" draw:layer="layout" svg:x1="46.567cm" svg:y1="0.978cm" svg:x2="46.362cm" svg:y2="0.978cm">
          <text:p/>
        </draw:line>
        <draw:line draw:style-name="gr3" draw:text-style-name="P1" draw:layer="layout" svg:x1="46.567cm" svg:y1="0.642cm" svg:x2="46.362cm" svg:y2="0.642cm">
          <text:p/>
        </draw:line>
        <draw:line draw:style-name="gr3" draw:text-style-name="P1" draw:layer="layout" svg:x1="46.567cm" svg:y1="0.346cm" svg:x2="46.362cm" svg:y2="0.346cm">
          <text:p/>
        </draw:line>
        <draw:line draw:style-name="gr3" draw:text-style-name="P1" draw:layer="layout" svg:x1="46.567cm" svg:y1="0.081cm" svg:x2="46.362cm" svg:y2="0.081cm">
          <text:p/>
        </draw:line>
        <draw:frame draw:style-name="gr4" draw:text-style-name="P4" draw:layer="layout" svg:width="0.849cm" svg:height="2.008cm" svg:x="5.15cm" svg:y="29.132cm">
          <draw:text-box>
            <text:p text:style-name="P3"><text:span text:style-name="T1">0</text:span></text:p>
          </draw:text-box>
        </draw:frame>
        <draw:frame draw:style-name="gr4" draw:text-style-name="P4" draw:layer="layout" svg:width="2.165cm" svg:height="2.008cm" svg:x="14.81cm" svg:y="29.132cm">
          <draw:text-box>
            <text:p text:style-name="P3"><text:span text:style-name="T1">0.5</text:span></text:p>
          </draw:text-box>
        </draw:frame>
        <draw:frame draw:style-name="gr4" draw:text-style-name="P4" draw:layer="layout" svg:width="0.849cm" svg:height="2.008cm" svg:x="25.711cm" svg:y="29.132cm">
          <draw:text-box>
            <text:p text:style-name="P3"><text:span text:style-name="T1">1</text:span></text:p>
          </draw:text-box>
        </draw:frame>
        <draw:frame draw:style-name="gr4" draw:text-style-name="P4" draw:layer="layout" svg:width="2.165cm" svg:height="2.008cm" svg:x="35.271cm" svg:y="29.132cm">
          <draw:text-box>
            <text:p text:style-name="P3"><text:span text:style-name="T1">1.5</text:span></text:p>
          </draw:text-box>
        </draw:frame>
        <draw:frame draw:style-name="gr4" draw:text-style-name="P4" draw:layer="layout" svg:width="0.849cm" svg:height="2.008cm" svg:x="46.172cm" svg:y="29.132cm">
          <draw:text-box>
            <text:p text:style-name="P3"><text:span text:style-name="T1">2</text:span></text:p>
          </draw:text-box>
        </draw:frame>
        <draw:frame draw:style-name="gr5" draw:text-style-name="P6" draw:layer="layout" svg:width="41cm" svg:height="2.761cm" svg:x="5.7cm" svg:y="30.739cm">
          <draw:text-box>
            <text:p text:style-name="P5"><text:span text:style-name="T2">Frequency</text:span><text:span text:style-name="T3"> (THz)</text:span></text:p>
          </draw:text-box>
        </draw:frame>
        <draw:frame draw:style-name="gr4" draw:text-style-name="P4" draw:layer="layout" svg:width="2.512cm" svg:height="2.008cm" svg:x="2.569cm" svg:y="16.467cm">
          <draw:text-box>
            <text:p text:style-name="P3"><text:span text:style-name="T1">10</text:span><text:span text:style-name="T4">-4</text:span></text:p>
          </draw:text-box>
        </draw:frame>
        <draw:frame draw:style-name="gr4" draw:text-style-name="P4" draw:layer="layout" svg:width="2.512cm" svg:height="2.008cm" svg:x="2.569cm" svg:y="4.861cm">
          <draw:text-box>
            <text:p text:style-name="P3"><text:span text:style-name="T1">10</text:span><text:span text:style-name="T4">-2</text:span></text:p>
          </draw:text-box>
        </draw:frame>
        <draw:frame draw:style-name="gr6" draw:text-style-name="P6" draw:layer="layout" svg:width="29cm" svg:height="2.761cm" draw:transform="rotate (1.5707963267949) translate (-0.479cm 29cm)">
          <draw:text-box>
            <text:p text:style-name="P5"><text:span text:style-name="T3">Amplitude (A.U.)</text:span></text:p>
          </draw:text-box>
        </draw:frame>
        <draw:g>
          <draw:polygon draw:style-name="gr7" draw:text-style-name="P7" draw:layer="layout" svg:width="16.499cm" svg:height="5.059cm" svg:x="28.6cm" svg:y="0.84cm" svg:viewBox="0 0 16500 5060" draw:points="0,5060 0,0 16500,0 16500,5060">
            <text:p/>
          </draw:polygon>
          <draw:g>
            <draw:custom-shape draw:style-name="gr8" draw:text-style-name="P8" draw:layer="layout" svg:width="1.3cm" svg:height="4cm" svg:x="38.601cm" svg:y="1.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line draw:style-name="gr1" draw:text-style-name="P1" draw:layer="layout" svg:x1="29.142cm" svg:y1="2.4cm" svg:x2="30.742cm" svg:y2="2.4cm">
                <text:p/>
              </draw:line>
              <draw:line draw:style-name="gr2" draw:text-style-name="P1" draw:layer="layout" svg:x1="29.142cm" svg:y1="4.4cm" svg:x2="30.742cm" svg:y2="4.4cm">
                <text:p/>
              </draw:line>
              <draw:frame draw:style-name="gr9" draw:text-style-name="P4" draw:layer="layout" svg:width="6.492cm" svg:height="2.008cm" svg:x="31.6cm" svg:y="1.4cm">
                <draw:text-box>
                  <text:p text:style-name="P3"><text:span text:style-name="T5">Unipolar</text:span></text:p>
                </draw:text-box>
              </draw:frame>
              <draw:frame draw:style-name="gr10" draw:text-style-name="P4" draw:layer="layout" svg:width="4.443cm" svg:height="2.008cm" svg:x="40.057cm" svg:y="2.147cm">
                <draw:text-box>
                  <text:p text:style-name="P9"><text:span text:style-name="T6">pulses</text:span></text:p>
                </draw:text-box>
              </draw:frame>
              <draw:frame draw:style-name="gr9" draw:text-style-name="P4" draw:layer="layout" svg:width="5.48cm" svg:height="2.008cm" svg:x="31.599cm" svg:y="3.4cm">
                <draw:text-box>
                  <text:p text:style-name="P3"><text:span text:style-name="T5">Bipolar</text:span></text:p>
                </draw:text-box>
              </draw:frame>
            </draw:g>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47cm" fo:page-height="33.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11-08T12:51:40.057000000</dc:date>
    <meta:editing-duration>PT8M37S</meta:editing-duration>
    <meta:editing-cycles>3</meta:editing-cycles>
    <meta:generator>LibreOffice/5.4.2.2$Windows_X86_64 LibreOffice_project/22b09f6418e8c2d508a9eaf86b2399209b0990f4</meta:generator>
    <meta:document-statistic meta:object-count="133"/>
  </office:meta>
</office:document-meta>
</file>